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/>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cd</text:p>
      <text:p text:style-name="P2"/>
      <text:p text:style-name="P1"><text:span text:style-name="T1">NanaPa@LAPTOP-SU1HNRGN </text:span><text:span text:style-name="T2">MINGW64 </text:span><text:span text:style-name="T3">~</text:span></text:p>
      <text:p text:style-name="P2">$ cd jimruns.github.io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status</text:p>
      <text:p text:style-name="P2">On branch master</text:p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1"><text:span text:style-name="T5"><text:s text:c="8"/></text:span><text:span text:style-name="T6">deleted: <text:s text:c="3"/>UsefulDocuments/RunningLog/LogG2019/.~lock.JimLombardiTrainingandRacingLog.odt#</text:span></text:p>
      <text:p text:style-name="P1"><text:span text:style-name="T5"><text:s text:c="8"/></text:span><text:span text:style-name="T6">modified: <text:s text:c="2"/>UsefulDocuments/RunningLog/LogG2019/JimLombardiTrainingandRacingLog.odt</text:span></text:p>
      <text:p text:style-name="P1"><text:span text:style-name="T5"><text:s text:c="8"/></text:span><text:span text:style-name="T6">modified: <text:s text:c="2"/>UsefulDocuments/RunningLog/LogG2019/JimLombardiTrainingandRacingLog.pdf</text:span></text:p>
      <text:p text:style-name="P1"><text:span text:style-name="T5"><text:s text:c="8"/></text:span><text:span text:style-name="T6">modified: <text:s text:c="2"/>UsefulDocuments/RunningLog/LogG2019/LogG2019.odt</text:span></text:p>
      <text:p text:style-name="P3"/>
      <text:p text:style-name="P2">no changes added to commit (use "git add" and/or "git commit -a")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add .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commit -m "12 13 2020"</text:p>
      <text:p text:style-name="P2">[master a04df5e] 12 13 2020</text:p>
      <text:p text:style-name="P2"><text:s/>4 files changed, 1 deletion(-)</text:p>
      <text:p text:style-name="P2"><text:s/>delete mode 100644 UsefulDocuments/RunningLog/LogG2019/.~lock.JimLombardiTrainingandRacingLog.odt#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push</text:p>
      <text:p text:style-name="P2">fatal: The current branch master has no upstream branch.</text:p>
      <text:p text:style-name="P2">To push the current branch and set the remote as upstream, use</text:p>
      <text:p text:style-name="P2"/>
      <text:p text:style-name="P2"><text:s text:c="4"/>git push --set-upstream origin master</text:p>
      <text:p text:style-name="P2"/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push --set-upstream origin master</text:p>
      <text:p text:style-name="P2">Counting objects: 8, done.</text:p>
      <text:p text:style-name="P2">Delta compression using up to 4 threads.</text:p>
      <text:p text:style-name="P2">Compressing objects: 100% (8/8), done.</text:p>
      <text:p text:style-name="P2">Writing objects: 100% (8/8), 74.73 KiB | 4.98 MiB/s, done.</text:p>
      <text:p text:style-name="P2">Total 8 (delta 7), reused 0 (delta 0)</text:p>
      <text:p text:style-name="P2">remote: Resolving deltas: 100% (7/7), completed with 6 local objects.</text:p>
      <text:p text:style-name="P2">To https://github.com/jimruns/jimruns.github.io.git</text:p>
      <text:p text:style-name="P2"><text:s text:c="3"/>c1fa3c9..a04df5e <text:s/>master -&gt; master</text:p>
      <text:p text:style-name="P2">error: update_ref failed for ref 'refs/remotes/origin/master': cannot lock ref 'refs/remotes/origin/master': unable to resolve reference 'refs/remotes/origin/master': reference broken</text:p>
      <text:p text:style-name="P2">Branch 'master' set up to track remote branch 'master' from 'origin'.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0-12-13T20:27:05.27</meta:creation-date>
    <meta:document-statistic meta:table-count="0" meta:image-count="0" meta:object-count="0" meta:page-count="1" meta:paragraph-count="41" meta:word-count="229" meta:character-count="2094"/>
    <dc:date>2020-12-13T20:28:39.31</dc:date>
    <dc:creator>James Lombardi</dc:creator>
    <meta:editing-duration>PT1M36S</meta:editing-duration>
    <meta:editing-cycles>1</meta:editing-cycles>
    <meta:generator>OpenOffice/4.1.2$Win32 OpenOffice.org_project/412m3$Build-9782</meta:generator>
  </office:meta>
</office:document-meta>
</file>